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.744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egbis </text:p>
          </table:table-cell>
          <table:table-cell office:value-type="float" office:value="0.953106" calcext:value-type="float">
            <text:p>0.953106</text:p>
          </table:table-cell>
          <table:table-cell office:value-type="float" office:value="0.0604418" calcext:value-type="float">
            <text:p>0.0604418</text:p>
          </table:table-cell>
          <table:table-cell office:value-type="string" calcext:value-type="string">
            <text:p>egbis-neg </text:p>
          </table:table-cell>
          <table:table-cell office:value-type="float" office:value="0.453798" calcext:value-type="float">
            <text:p>0.453798</text:p>
          </table:table-cell>
          <table:table-cell office:value-type="float" office:value="0.227666" calcext:value-type="float">
            <text:p>0.227666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900046809963616" calcext:value-type="float">
            <text:p>0.90004681</text:p>
          </table:table-cell>
          <table:table-cell table:formula="of:=SUMPRODUCT([.C1:.C28];[.G1:.G28])/SUM([.G1:.G28])" office:value-type="float" office:value="0.139680712128464" calcext:value-type="float">
            <text:p>0.1396807121</text:p>
          </table:table-cell>
          <table:table-cell/>
          <table:table-cell table:formula="of:=SUMPRODUCT([.E1:.E28];[.G1:.G28])/SUM([.G1:.G28])" office:value-type="float" office:value="0.603454579792891" calcext:value-type="float">
            <text:p>0.6034545798</text:p>
          </table:table-cell>
          <table:table-cell table:formula="of:=SUMPRODUCT([.F1:.F28];[.G1:.G28])/SUM([.G1:.G28])" office:value-type="float" office:value="0.126603788210188" calcext:value-type="float">
            <text:p>0.1266037882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egbis </text:p>
          </table:table-cell>
          <table:table-cell office:value-type="float" office:value="0.814895" calcext:value-type="float">
            <text:p>0.814895</text:p>
          </table:table-cell>
          <table:table-cell office:value-type="float" office:value="0.312311" calcext:value-type="float">
            <text:p>0.312311</text:p>
          </table:table-cell>
          <table:table-cell office:value-type="string" calcext:value-type="string">
            <text:p>egbis-neg </text:p>
          </table:table-cell>
          <table:table-cell office:value-type="float" office:value="0.519959" calcext:value-type="float">
            <text:p>0.519959</text:p>
          </table:table-cell>
          <table:table-cell office:value-type="float" office:value="0.260346" calcext:value-type="float">
            <text:p>0.260346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egbis </text:p>
          </table:table-cell>
          <table:table-cell office:value-type="float" office:value="0.899498" calcext:value-type="float">
            <text:p>0.899498</text:p>
          </table:table-cell>
          <table:table-cell office:value-type="float" office:value="0.27781" calcext:value-type="float">
            <text:p>0.27781</text:p>
          </table:table-cell>
          <table:table-cell office:value-type="string" calcext:value-type="string">
            <text:p>egbis-neg </text:p>
          </table:table-cell>
          <table:table-cell office:value-type="float" office:value="0.510343" calcext:value-type="float">
            <text:p>0.510343</text:p>
          </table:table-cell>
          <table:table-cell office:value-type="float" office:value="0.192976" calcext:value-type="float">
            <text:p>0.192976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egbis </text:p>
          </table:table-cell>
          <table:table-cell office:value-type="float" office:value="0.738384" calcext:value-type="float">
            <text:p>0.738384</text:p>
          </table:table-cell>
          <table:table-cell office:value-type="float" office:value="0.278366" calcext:value-type="float">
            <text:p>0.278366</text:p>
          </table:table-cell>
          <table:table-cell office:value-type="string" calcext:value-type="string">
            <text:p>egbis-neg </text:p>
          </table:table-cell>
          <table:table-cell office:value-type="float" office:value="0.41925" calcext:value-type="float">
            <text:p>0.41925</text:p>
          </table:table-cell>
          <table:table-cell office:value-type="float" office:value="0.142741" calcext:value-type="float">
            <text:p>0.142741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egbis 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0963843" calcext:value-type="float">
            <text:p>0.0963843</text:p>
          </table:table-cell>
          <table:table-cell office:value-type="string" calcext:value-type="string">
            <text:p>egbis-neg </text:p>
          </table:table-cell>
          <table:table-cell office:value-type="float" office:value="0.557549" calcext:value-type="float">
            <text:p>0.557549</text:p>
          </table:table-cell>
          <table:table-cell office:value-type="float" office:value="0.0900182" calcext:value-type="float">
            <text:p>0.0900182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egbis </text:p>
          </table:table-cell>
          <table:table-cell office:value-type="float" office:value="0.943132" calcext:value-type="float">
            <text:p>0.943132</text:p>
          </table:table-cell>
          <table:table-cell office:value-type="float" office:value="0.0832934" calcext:value-type="float">
            <text:p>0.0832934</text:p>
          </table:table-cell>
          <table:table-cell office:value-type="string" calcext:value-type="string">
            <text:p>egbis-neg </text:p>
          </table:table-cell>
          <table:table-cell office:value-type="float" office:value="0.781718" calcext:value-type="float">
            <text:p>0.781718</text:p>
          </table:table-cell>
          <table:table-cell office:value-type="float" office:value="0.1915" calcext:value-type="float">
            <text:p>0.1915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egbis </text:p>
          </table:table-cell>
          <table:table-cell office:value-type="float" office:value="0.986258" calcext:value-type="float">
            <text:p>0.986258</text:p>
          </table:table-cell>
          <table:table-cell office:value-type="float" office:value="0.043291" calcext:value-type="float">
            <text:p>0.043291</text:p>
          </table:table-cell>
          <table:table-cell office:value-type="string" calcext:value-type="string">
            <text:p>egbis-neg </text:p>
          </table:table-cell>
          <table:table-cell office:value-type="float" office:value="0.753643" calcext:value-type="float">
            <text:p>0.753643</text:p>
          </table:table-cell>
          <table:table-cell office:value-type="float" office:value="0.0543332" calcext:value-type="float">
            <text:p>0.0543332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egbis </text:p>
          </table:table-cell>
          <table:table-cell office:value-type="float" office:value="0.972194" calcext:value-type="float">
            <text:p>0.972194</text:p>
          </table:table-cell>
          <table:table-cell office:value-type="float" office:value="0.0967154" calcext:value-type="float">
            <text:p>0.0967154</text:p>
          </table:table-cell>
          <table:table-cell office:value-type="string" calcext:value-type="string">
            <text:p>egbis-neg </text:p>
          </table:table-cell>
          <table:table-cell office:value-type="float" office:value="0.705567" calcext:value-type="float">
            <text:p>0.705567</text:p>
          </table:table-cell>
          <table:table-cell office:value-type="float" office:value="0.132392" calcext:value-type="float">
            <text:p>0.132392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egbis </text:p>
          </table:table-cell>
          <table:table-cell office:value-type="float" office:value="0.614946" calcext:value-type="float">
            <text:p>0.614946</text:p>
          </table:table-cell>
          <table:table-cell office:value-type="float" office:value="0.379364" calcext:value-type="float">
            <text:p>0.379364</text:p>
          </table:table-cell>
          <table:table-cell office:value-type="string" calcext:value-type="string">
            <text:p>egbis-neg </text:p>
          </table:table-cell>
          <table:table-cell office:value-type="float" office:value="0.14005" calcext:value-type="float">
            <text:p>0.14005</text:p>
          </table:table-cell>
          <table:table-cell office:value-type="float" office:value="0.0327924" calcext:value-type="float">
            <text:p>0.0327924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egbis </text:p>
          </table:table-cell>
          <table:table-cell office:value-type="float" office:value="0.801676" calcext:value-type="float">
            <text:p>0.801676</text:p>
          </table:table-cell>
          <table:table-cell office:value-type="float" office:value="0.237762" calcext:value-type="float">
            <text:p>0.237762</text:p>
          </table:table-cell>
          <table:table-cell office:value-type="string" calcext:value-type="string">
            <text:p>egbis-neg </text:p>
          </table:table-cell>
          <table:table-cell office:value-type="float" office:value="0.558484" calcext:value-type="float">
            <text:p>0.558484</text:p>
          </table:table-cell>
          <table:table-cell office:value-type="float" office:value="0.232592" calcext:value-type="float">
            <text:p>0.232592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egbis </text:p>
          </table:table-cell>
          <table:table-cell office:value-type="float" office:value="0.9407" calcext:value-type="float">
            <text:p>0.9407</text:p>
          </table:table-cell>
          <table:table-cell office:value-type="float" office:value="0.152772" calcext:value-type="float">
            <text:p>0.152772</text:p>
          </table:table-cell>
          <table:table-cell office:value-type="string" calcext:value-type="string">
            <text:p>egbis-neg </text:p>
          </table:table-cell>
          <table:table-cell office:value-type="float" office:value="0.632544" calcext:value-type="float">
            <text:p>0.632544</text:p>
          </table:table-cell>
          <table:table-cell office:value-type="float" office:value="0.123008" calcext:value-type="float">
            <text:p>0.123008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egbis </text:p>
          </table:table-cell>
          <table:table-cell office:value-type="float" office:value="0.745056" calcext:value-type="float">
            <text:p>0.745056</text:p>
          </table:table-cell>
          <table:table-cell office:value-type="float" office:value="0.357284" calcext:value-type="float">
            <text:p>0.357284</text:p>
          </table:table-cell>
          <table:table-cell office:value-type="string" calcext:value-type="string">
            <text:p>egbis-neg </text:p>
          </table:table-cell>
          <table:table-cell office:value-type="float" office:value="0.771093" calcext:value-type="float">
            <text:p>0.771093</text:p>
          </table:table-cell>
          <table:table-cell office:value-type="float" office:value="0.0249279" calcext:value-type="float">
            <text:p>0.0249279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egb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gbis-neg </text:p>
          </table:table-cell>
          <table:table-cell office:value-type="float" office:value="0.796042" calcext:value-type="float">
            <text:p>0.796042</text:p>
          </table:table-cell>
          <table:table-cell office:value-type="float" office:value="0.043866" calcext:value-type="float">
            <text:p>0.043866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egbis </text:p>
          </table:table-cell>
          <table:table-cell office:value-type="float" office:value="0.892205" calcext:value-type="float">
            <text:p>0.892205</text:p>
          </table:table-cell>
          <table:table-cell office:value-type="float" office:value="0.155887" calcext:value-type="float">
            <text:p>0.155887</text:p>
          </table:table-cell>
          <table:table-cell office:value-type="string" calcext:value-type="string">
            <text:p>egbis-neg </text:p>
          </table:table-cell>
          <table:table-cell office:value-type="float" office:value="0.682516" calcext:value-type="float">
            <text:p>0.682516</text:p>
          </table:table-cell>
          <table:table-cell office:value-type="float" office:value="0.0298745" calcext:value-type="float">
            <text:p>0.0298745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egbis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0210955" calcext:value-type="float">
            <text:p>0.0210955</text:p>
          </table:table-cell>
          <table:table-cell office:value-type="string" calcext:value-type="string">
            <text:p>egbis-neg 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0665343" calcext:value-type="float">
            <text:p>0.0665343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egbis </text:p>
          </table:table-cell>
          <table:table-cell office:value-type="float" office:value="0.679921" calcext:value-type="float">
            <text:p>0.679921</text:p>
          </table:table-cell>
          <table:table-cell office:value-type="float" office:value="0.301399" calcext:value-type="float">
            <text:p>0.301399</text:p>
          </table:table-cell>
          <table:table-cell office:value-type="string" calcext:value-type="string">
            <text:p>egbis-neg </text:p>
          </table:table-cell>
          <table:table-cell office:value-type="float" office:value="0.418318" calcext:value-type="float">
            <text:p>0.418318</text:p>
          </table:table-cell>
          <table:table-cell office:value-type="float" office:value="0.143317" calcext:value-type="float">
            <text:p>0.143317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egbis </text:p>
          </table:table-cell>
          <table:table-cell office:value-type="float" office:value="0.996011" calcext:value-type="float">
            <text:p>0.996011</text:p>
          </table:table-cell>
          <table:table-cell office:value-type="float" office:value="0.0349054" calcext:value-type="float">
            <text:p>0.0349054</text:p>
          </table:table-cell>
          <table:table-cell office:value-type="string" calcext:value-type="string">
            <text:p>egbis-neg </text:p>
          </table:table-cell>
          <table:table-cell office:value-type="float" office:value="0.803881" calcext:value-type="float">
            <text:p>0.803881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egbis </text:p>
          </table:table-cell>
          <table:table-cell office:value-type="float" office:value="0.999572" calcext:value-type="float">
            <text:p>0.999572</text:p>
          </table:table-cell>
          <table:table-cell office:value-type="float" office:value="0.00426191" calcext:value-type="float">
            <text:p>0.00426191</text:p>
          </table:table-cell>
          <table:table-cell office:value-type="string" calcext:value-type="string">
            <text:p>egbis-neg </text:p>
          </table:table-cell>
          <table:table-cell office:value-type="float" office:value="0.700223" calcext:value-type="float">
            <text:p>0.700223</text:p>
          </table:table-cell>
          <table:table-cell office:value-type="float" office:value="0.135021" calcext:value-type="float">
            <text:p>0.135021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egbis </text:p>
          </table:table-cell>
          <table:table-cell office:value-type="float" office:value="0.995369" calcext:value-type="float">
            <text:p>0.995369</text:p>
          </table:table-cell>
          <table:table-cell office:value-type="float" office:value="0.0451906" calcext:value-type="float">
            <text:p>0.0451906</text:p>
          </table:table-cell>
          <table:table-cell office:value-type="string" calcext:value-type="string">
            <text:p>egbis-neg </text:p>
          </table:table-cell>
          <table:table-cell office:value-type="float" office:value="0.66239" calcext:value-type="float">
            <text:p>0.66239</text:p>
          </table:table-cell>
          <table:table-cell office:value-type="float" office:value="0.0779369" calcext:value-type="float">
            <text:p>0.0779369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egbis </text:p>
          </table:table-cell>
          <table:table-cell office:value-type="float" office:value="0.998932" calcext:value-type="float">
            <text:p>0.998932</text:p>
          </table:table-cell>
          <table:table-cell office:value-type="float" office:value="0.0056914" calcext:value-type="float">
            <text:p>0.0056914</text:p>
          </table:table-cell>
          <table:table-cell office:value-type="string" calcext:value-type="string">
            <text:p>egbis-neg </text:p>
          </table:table-cell>
          <table:table-cell office:value-type="float" office:value="0.716031" calcext:value-type="float">
            <text:p>0.716031</text:p>
          </table:table-cell>
          <table:table-cell office:value-type="float" office:value="0.195996" calcext:value-type="float">
            <text:p>0.195996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egbis </text:p>
          </table:table-cell>
          <table:table-cell office:value-type="float" office:value="0.66247" calcext:value-type="float">
            <text:p>0.66247</text:p>
          </table:table-cell>
          <table:table-cell office:value-type="float" office:value="0.296221" calcext:value-type="float">
            <text:p>0.296221</text:p>
          </table:table-cell>
          <table:table-cell office:value-type="string" calcext:value-type="string">
            <text:p>egbis-neg </text:p>
          </table:table-cell>
          <table:table-cell office:value-type="float" office:value="0.0914763" calcext:value-type="float">
            <text:p>0.0914763</text:p>
          </table:table-cell>
          <table:table-cell office:value-type="float" office:value="0.146788" calcext:value-type="float">
            <text:p>0.146788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egbis </text:p>
          </table:table-cell>
          <table:table-cell office:value-type="float" office:value="0.998477" calcext:value-type="float">
            <text:p>0.998477</text:p>
          </table:table-cell>
          <table:table-cell office:value-type="float" office:value="0.00885349" calcext:value-type="float">
            <text:p>0.00885349</text:p>
          </table:table-cell>
          <table:table-cell office:value-type="string" calcext:value-type="string">
            <text:p>egbis-neg 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0958891" calcext:value-type="float">
            <text:p>0.0958891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egbis </text:p>
          </table:table-cell>
          <table:table-cell office:value-type="float" office:value="0.998838" calcext:value-type="float">
            <text:p>0.998838</text:p>
          </table:table-cell>
          <table:table-cell office:value-type="float" office:value="0.00980164" calcext:value-type="float">
            <text:p>0.00980164</text:p>
          </table:table-cell>
          <table:table-cell office:value-type="string" calcext:value-type="string">
            <text:p>egbis-neg </text:p>
          </table:table-cell>
          <table:table-cell office:value-type="float" office:value="0.558884" calcext:value-type="float">
            <text:p>0.558884</text:p>
          </table:table-cell>
          <table:table-cell office:value-type="float" office:value="0.0600226" calcext:value-type="float">
            <text:p>0.0600226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egbis </text:p>
          </table:table-cell>
          <table:table-cell office:value-type="float" office:value="0.803309" calcext:value-type="float">
            <text:p>0.803309</text:p>
          </table:table-cell>
          <table:table-cell office:value-type="float" office:value="0.248284" calcext:value-type="float">
            <text:p>0.248284</text:p>
          </table:table-cell>
          <table:table-cell office:value-type="string" calcext:value-type="string">
            <text:p>egbis-neg </text:p>
          </table:table-cell>
          <table:table-cell office:value-type="float" office:value="0.265101" calcext:value-type="float">
            <text:p>0.265101</text:p>
          </table:table-cell>
          <table:table-cell office:value-type="float" office:value="0.136071" calcext:value-type="float">
            <text:p>0.136071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egbis </text:p>
          </table:table-cell>
          <table:table-cell office:value-type="float" office:value="0.919473" calcext:value-type="float">
            <text:p>0.919473</text:p>
          </table:table-cell>
          <table:table-cell office:value-type="float" office:value="0.0680558" calcext:value-type="float">
            <text:p>0.0680558</text:p>
          </table:table-cell>
          <table:table-cell office:value-type="string" calcext:value-type="string">
            <text:p>egbis-neg </text:p>
          </table:table-cell>
          <table:table-cell office:value-type="float" office:value="0.310586" calcext:value-type="float">
            <text:p>0.310586</text:p>
          </table:table-cell>
          <table:table-cell office:value-type="float" office:value="0.108625" calcext:value-type="float">
            <text:p>0.108625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egbis </text:p>
          </table:table-cell>
          <table:table-cell office:value-type="float" office:value="0.970851" calcext:value-type="float">
            <text:p>0.970851</text:p>
          </table:table-cell>
          <table:table-cell office:value-type="float" office:value="0.0419844" calcext:value-type="float">
            <text:p>0.0419844</text:p>
          </table:table-cell>
          <table:table-cell office:value-type="string" calcext:value-type="string">
            <text:p>egbis-neg </text:p>
          </table:table-cell>
          <table:table-cell office:value-type="float" office:value="0.693582" calcext:value-type="float">
            <text:p>0.693582</text:p>
          </table:table-cell>
          <table:table-cell office:value-type="float" office:value="0.103926" calcext:value-type="float">
            <text:p>0.103926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egbis </text:p>
          </table:table-cell>
          <table:table-cell office:value-type="float" office:value="0.995644" calcext:value-type="float">
            <text:p>0.995644</text:p>
          </table:table-cell>
          <table:table-cell office:value-type="float" office:value="0.0472851" calcext:value-type="float">
            <text:p>0.0472851</text:p>
          </table:table-cell>
          <table:table-cell office:value-type="string" calcext:value-type="string">
            <text:p>egbis-neg </text:p>
          </table:table-cell>
          <table:table-cell office:value-type="float" office:value="0.941619" calcext:value-type="float">
            <text:p>0.941619</text:p>
          </table:table-cell>
          <table:table-cell office:value-type="float" office:value="0.0722903" calcext:value-type="float">
            <text:p>0.0722903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egbis </text:p>
          </table:table-cell>
          <table:table-cell office:value-type="float" office:value="0.796313" calcext:value-type="float">
            <text:p>0.796313</text:p>
          </table:table-cell>
          <table:table-cell office:value-type="float" office:value="0.275274" calcext:value-type="float">
            <text:p>0.275274</text:p>
          </table:table-cell>
          <table:table-cell office:value-type="string" calcext:value-type="string">
            <text:p>egbis-neg </text:p>
          </table:table-cell>
          <table:table-cell office:value-type="float" office:value="0.49518" calcext:value-type="float">
            <text:p>0.49518</text:p>
          </table:table-cell>
          <table:table-cell office:value-type="float" office:value="0.182777" calcext:value-type="float">
            <text:p>0.182777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06:13:09.460613221</dc:date>
    <meta:document-statistic meta:table-count="1" meta:cell-count="200" meta:object-count="0"/>
    <meta:generator>LibreOffice/4.2.8.2$Linux_X86_64 LibreOffice_project/420m0$Build-2</meta:generator>
  </office:meta>
</office:document-meta>
</file>